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3-02-17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8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9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1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20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3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9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1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20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3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6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9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8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15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8-0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6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9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10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1-04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10-03-0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1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743089310102</text:p>
          </table:table-cell>
          <table:table-cell office:value-type="string" calcext:value-type="string">
            <text:p>199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006" meta:object-count="0"/>
    <meta:user-defined meta:name="AppVersion">3.0</meta:user-defined>
  </office:meta>
</office:document-meta>
</file>